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l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ger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lander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oi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T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Schedu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me_ID</text:p>
          </table:table-cell>
          <table:table-cell office:value-type="string" calcext:value-type="string">
            <text:p>Away_I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1016-10-07" calcext:value-type="date">
            <text:p>10/01/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6-10-02" calcext:value-type="date">
            <text:p>10/02/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6-10-03" calcext:value-type="date">
            <text:p>10/03/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ype_ID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layoff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am_id</text:p>
          </table:table-cell>
          <table:table-cell table:style-name="ce2" office:value-type="string" calcext:value-type="string">
            <text:p>Year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ull years of 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ulate mid-year totals: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GoalDiff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de_Playoffs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to machine learni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22:41:40.0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4:13.518000000</meta:creation-date>
    <dc:date>2018-09-26T22:58:20.126000000</dc:date>
    <meta:editing-duration>PT1H15M18S</meta:editing-duration>
    <meta:editing-cycles>5</meta:editing-cycles>
    <meta:generator>LibreOffice/6.0.5.2$Windows_X86_64 LibreOffice_project/54c8cbb85f300ac59db32fe8a675ff7683cd5a16</meta:generator>
    <meta:document-statistic meta:table-count="1" meta:cell-count="99" meta:object-count="0"/>
  </office:meta>
</office:document-meta>
</file>